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font-name="Ubuntu" fo:font-size="12pt" fo:font-style="normal" style:text-underline-style="none" fo:font-weight="normal" officeooo:rsid="0038d7df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62">
      <style:text-properties style:font-name="Ubuntu" fo:font-size="12pt" fo:font-style="normal" style:text-underline-style="none" fo:font-weight="normal" officeooo:rsid="003ad24b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62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63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64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64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65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c1d76" officeooo:paragraph-rsid="003c1d76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57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58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6c32f"/>
    </style:style>
    <style:style style:name="T16" style:family="text">
      <style:text-properties officeooo:rsid="0021f30a"/>
    </style:style>
    <style:style style:name="T17" style:family="text">
      <style:text-properties officeooo:rsid="00275f97"/>
    </style:style>
    <style:style style:name="T18" style:family="text">
      <style:text-properties officeooo:rsid="002c3cb8"/>
    </style:style>
    <style:style style:name="T19" style:family="text">
      <style:text-properties officeooo:rsid="002d3d8b"/>
    </style:style>
    <style:style style:name="T20" style:family="text">
      <style:text-properties officeooo:rsid="002e2a94"/>
    </style:style>
    <style:style style:name="T21" style:family="text">
      <style:text-properties officeooo:rsid="003393c8"/>
    </style:style>
    <style:style style:name="T22" style:family="text">
      <style:text-properties officeooo:rsid="0036f276"/>
    </style:style>
    <style:style style:name="T23" style:family="text">
      <style:text-properties officeooo:rsid="0037f453"/>
    </style:style>
    <style:style style:name="T24" style:family="text">
      <style:text-properties officeooo:rsid="003ad24b"/>
    </style:style>
    <style:style style:name="T25" style:family="text">
      <style:text-properties officeooo:rsid="003d96c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Resumen UT3 CSS</text:p>
      <text:p text:style-name="P68"/>
      <text:p text:style-name="P1">CSS son las siglas de Cascadin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1125507621" text:style-name="L1">
        <text:list-item>
          <text:p text:style-name="P69">En un archivo independiente con extensión CSS</text:p>
          <text:list>
            <text:list-item>
              <text:p text:style-name="P70">Hemos de utilizar la etiqueta &lt;link <text:span text:style-name="T2">rel=”stylesheet” href=”</text:span><text:span text:style-name="T4">nombrehoja</text:span><text:span text:style-name="T7">.css”</text:span>/&gt; <text:span text:style-name="T2">colocando este en la cabecera.</text:span></text:p>
            </text:list-item>
          </text:list>
        </text:list-item>
        <text:list-item>
          <text:p text:style-name="P69">En la cabecera de un documento HTML (dentro del head)</text:p>
        </text:list-item>
        <text:list-item>
          <text:p text:style-name="P70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1222158506" text:style-name="L2">
        <text:list-item>
          <text:p text:style-name="P71">Los estilos CSS se aplican mediante reglas, estas están propuestas por:</text:p>
          <text:list>
            <text:list-item>
              <text:p text:style-name="P71">Selectores: <text:span text:style-name="T9">Indica elemento/s a los que se le aplica la regla CSS</text:span></text:p>
            </text:list-item>
            <text:list-item>
              <text:p text:style-name="P71">Declaraciones: <text:span text:style-name="T9">Especifica los estilos que se aplican a los elementos, compuestas por una o más declaraciones.</text:span></text:p>
              <text:list>
                <text:list-item>
                  <text:p text:style-name="P71">Propiedades: <text:span text:style-name="T9">Modifica el aspecto de las características de un elemento.</text:span></text:p>
                </text:list-item>
                <text:list-item>
                  <text:p text:style-name="P71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1882354356" text:style-name="L3">
        <text:list-item>
          <text:p text:style-name="P72">block: Generan un asalto de línea por arriba y por abajo, ocupan el 100% de ancho</text:p>
        </text:list-item>
        <text:list-item>
          <text:p text:style-name="P72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2628117250" text:style-name="L4">
        <text:list-item>
          <text:p text:style-name="P73">Se realiza mediante la expresión #xxyyzz</text:p>
          <text:list>
            <text:list-item>
              <text:p text:style-name="P74">Cada pareja de letras se representa con dos números en hexadecimal.</text:p>
            </text:list-item>
          </text:list>
        </text:list-item>
        <text:list-item>
          <text:p text:style-name="P74">El color negro es #000000 y el blanco # FFFFFF</text:p>
          <text:list>
            <text:list-item>
              <text:p text:style-name="P74">xx es la intensidad de bermellón</text:p>
            </text:list-item>
            <text:list-item>
              <text:p text:style-name="P74">yy es la intensidad de verde</text:p>
            </text:list-item>
            <text:list-item>
              <text:p text:style-name="P74">zz es la intensidad de azul</text:p>
            </text:list-item>
          </text:list>
        </text:list-item>
      </text:list>
      <text:p text:style-name="P6">RGB</text:p>
      <text:list xml:id="list489314563" text:style-name="L5">
        <text:list-item>
          <text:p text:style-name="P75">Colores primarios basados en la combinación de píxeles de color rojo verde y azul</text:p>
        </text:list-item>
        <text:list-item>
          <text:p text:style-name="P75">Codifican un n´umero del 0 al 255.</text:p>
        </text:list-item>
        <text:list-item>
          <text:p text:style-name="P75">El blanco es (255,255,255) y el negro es (0,0,0)</text:p>
        </text:list-item>
        <text:list-item>
          <text:p text:style-name="P75">Con un cuarto canal (alpha) podemos añadir transparencias.</text:p>
        </text:list-item>
      </text:list>
      <text:p text:style-name="P6"/>
      <text:p text:style-name="P6">Por el nombre</text:p>
      <text:list xml:id="list1844029244" text:style-name="L6">
        <text:list-item>
          <text:p text:style-name="P76">white, blue, black, red, green…</text:p>
        </text:list-item>
      </text:list>
      <text:p text:style-name="P6"/>
      <text:p text:style-name="P6"/>
      <text:p text:style-name="P8">Añadir comentarios</text:p>
      <text:list xml:id="list3362230702" text:style-name="L7">
        <text:list-item>
          <text:p text:style-name="P77">Para añadir comentarios en el código, CSS emplea /**<text:span text:style-name="T3"> algo escrito */</text:span></text:p>
        </text:list-item>
      </text:list>
      <text:p text:style-name="P34"/>
      <text:p text:style-name="P34"/>
      <text:p text:style-name="P55">Medida y unidades</text:p>
      <text:p text:style-name="P34"/>
      <text:list xml:id="list1058197567" text:style-name="L8">
        <text:list-item>
          <text:p text:style-name="P78">font-size: Regula el tamaño de la fuente y está asociada a una unidad de medida.</text:p>
          <text:list>
            <text:list-item>
              <text:p text:style-name="P78">La herencia hace que el tamaño de la fuente se base en el tamaño de la fuente del body.</text:p>
            </text:list-item>
          </text:list>
        </text:list-item>
        <text:list-item>
          <text:p text:style-name="P78">Las unidades de medida pueden ser absolutas o relativas.</text:p>
          <text:list>
            <text:list-item>
              <text:p text:style-name="P79">Absolutas: </text:p>
              <text:list>
                <text:list-item>
                  <text:p text:style-name="P79">pixeles → px,</text:p>
                </text:list-item>
                <text:list-item>
                  <text:p text:style-name="P79">puntos → pt</text:p>
                </text:list-item>
              </text:list>
            </text:list-item>
            <text:list-item>
              <text:p text:style-name="P79">Relativas: </text:p>
              <text:list>
                <text:list-item>
                  <text:p text:style-name="P80">Al tamaño de fuente → “X veces ” el tamaño de la fuente → em</text:p>
                </text:list-item>
                <text:list-item>
                  <text:p text:style-name="P80">Al tamaño del elemento → %</text:p>
                </text:list-item>
              </text:list>
            </text:list-item>
          </text:list>
        </text:list-item>
        <text:list-item>
          <text:p text:style-name="P80">No se ha de dejar espacio en blanco entre el valor y la unidad.</text:p>
        </text:list-item>
      </text:list>
      <text:p text:style-name="P9"/>
      <text:p text:style-name="P9"/>
      <text:p text:style-name="P56">Selectores</text:p>
      <text:p text:style-name="P9"/>
      <text:list xml:id="list2663210239" text:style-name="L9">
        <text:list-item>
          <text:p text:style-name="P81">Una regla de CSS esta formada por:</text:p>
          <text:list>
            <text:list-item>
              <text:p text:style-name="P157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57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82">Una regla puede aplicarse sobre diversos selectores y un mismo selectos puede utilizarse en diversas reglas.</text:p>
        </text:list-item>
      </text:list>
      <text:p text:style-name="P10"/>
      <text:p text:style-name="P10">De tipo universal</text:p>
      <text:list xml:id="list2285671969" text:style-name="L10">
        <text:list-item>
          <text:p text:style-name="P83">Selecciona todos los elementos de la página.</text:p>
        </text:list-item>
        <text:list-item>
          <text:p text:style-name="P83">Se escribe usando el carácter “*”</text:p>
        </text:list-item>
      </text:list>
      <text:p text:style-name="P10"/>
      <text:p text:style-name="P10">Tipo etiqueta</text:p>
      <text:list xml:id="list1037721205" text:style-name="L11">
        <text:list-item>
          <text:p text:style-name="P84">Selecciona todos los elementos de la página que tengan la etiqueta del selector.</text:p>
        </text:list-item>
        <text:list-item>
          <text:p text:style-name="P84">Se pueden encadenar selectores separándolos con “,” en la misma declaración.</text:p>
        </text:list-item>
      </text:list>
      <text:p text:style-name="P10"/>
      <text:p text:style-name="P11">De clase</text:p>
      <text:list xml:id="list2399638900" text:style-name="L12">
        <text:list-item>
          <text:p text:style-name="P158"><text:span text:style-name="T10">Se ha de escribir la palabra </text:span><text:span text:style-name="T14">class=”nombre”</text:span><text:span text:style-name="T10"> en la etiqueta </text:span><text:span text:style-name="T11">a modificar del HTML</text:span></text:p>
        </text:list-item>
        <text:list-item>
          <text:p text:style-name="P85">En la hoja de CSS se crea una regla con el nombre del atributo de la <text:span text:style-name="T15">clase </text:span>p<text:span text:style-name="T15">r</text:span>ecedi<text:span text:style-name="T15">d</text:span>o por un “.”</text:p>
        </text:list-item>
        <text:list-item>
          <text:p text:style-name="P87">Se puede combinar el selector de tipo y el de clase.</text:p>
        </text:list-item>
      </text:list>
      <text:p text:style-name="P14"/>
      <text:p text:style-name="P14">Selector ID</text:p>
      <text:list xml:id="list3970829344" text:style-name="L13">
        <text:list-item>
          <text:p text:style-name="P88">Un atributo ID no se puede repetir dos veces en la misma página.</text:p>
        </text:list-item>
        <text:list-item>
          <text:p text:style-name="P88">Se emplea para aplicar estilos a un solo elemento de la página.</text:p>
        </text:list-item>
        <text:list-item>
          <text:p text:style-name="P86">Se ha de escribir la palabra <text:span text:style-name="T5">id</text:span><text:span text:style-name="T3">=”nombre”</text:span> en la etiqueta <text:span text:style-name="T15">a modificar del HTML</text:span></text:p>
        </text:list-item>
        <text:list-item>
          <text:p text:style-name="P86">En la hoja de CSS se crea una regla con el nombre del atributo de<text:span text:style-name="T15">l ID </text:span>p<text:span text:style-name="T15">r</text:span>ecedi<text:span text:style-name="T15">d</text:span>o por un<text:span text:style-name="T15">a</text:span> “<text:span text:style-name="T15">#</text:span>”</text:p>
        </text:list-item>
      </text:list>
      <text:p text:style-name="P12"/>
      <text:p text:style-name="P12"/>
      <text:p text:style-name="P57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2121682212" text:style-name="L14">
        <text:list-item>
          <text:p text:style-name="P89">Permiten seleccionar elementos declarados a continuación de otros</text:p>
        </text:list-item>
        <text:list-item>
          <text:p text:style-name="P89">Se emplea el símbolo “+” entre los elementos a seleccionar.</text:p>
        </text:list-item>
      </text:list>
      <text:p text:style-name="P15"/>
      <text:p text:style-name="P15">Selección de hijos</text:p>
      <text:list xml:id="list287494291" text:style-name="L15">
        <text:list-item>
          <text:p text:style-name="P90">Afecta a un descendiente directo de una etiqueta.</text:p>
        </text:list-item>
        <text:list-item>
          <text:p text:style-name="P90">Se emplea el símbolo “&gt;” entre los elementos a seleccionar.</text:p>
        </text:list-item>
      </text:list>
      <text:p text:style-name="P15"/>
      <text:p text:style-name="P15">Selección descendente</text:p>
      <text:list xml:id="list797490815" text:style-name="L16">
        <text:list-item>
          <text:p text:style-name="P91">Se emplea para seleccionar elementos dentro de otros.</text:p>
        </text:list-item>
        <text:list-item>
          <text:p text:style-name="P91">Se escribe un elemento separado por un espacio del otro.</text:p>
        </text:list-item>
      </text:list>
      <text:p text:style-name="P15"/>
      <text:p text:style-name="P15"/>
      <text:p text:style-name="P58">Estilos de texto</text:p>
      <text:p text:style-name="P19"/>
      <text:p text:style-name="P17">font-style</text:p>
      <text:list xml:id="list1529220743" text:style-name="L17">
        <text:list-item>
          <text:p text:style-name="P92">Pone en cursiva sin utiliza el elemento “ i ”</text:p>
          <text:list>
            <text:list-item>
              <text:p text:style-name="P95">italic</text:p>
            </text:list-item>
            <text:list-item>
              <text:p text:style-name="P95">normal</text:p>
            </text:list-item>
            <text:list-item>
              <text:p text:style-name="P95">oblique</text:p>
            </text:list-item>
          </text:list>
        </text:list-item>
      </text:list>
      <text:p text:style-name="P17"/>
      <text:p text:style-name="P17">font-variant</text:p>
      <text:list xml:id="list2902081465" text:style-name="L18">
        <text:list-item>
          <text:p text:style-name="P93">Para resaltar una parte del texto</text:p>
          <text:list>
            <text:list-item>
              <text:p text:style-name="P93">normal</text:p>
            </text:list-item>
            <text:list-item>
              <text:p text:style-name="P93">small-caps</text:p>
            </text:list-item>
          </text:list>
        </text:list-item>
      </text:list>
      <text:p text:style-name="P17"/>
      <text:p text:style-name="P17">font-weight</text:p>
      <text:list xml:id="list2265866378" text:style-name="L19">
        <text:list-item>
          <text:p text:style-name="P97">Determina el grosor del trazo de los textos</text:p>
          <text:list>
            <text:list-item>
              <text:p text:style-name="P97">normal, bold, 100, 400…</text:p>
            </text:list-item>
          </text:list>
        </text:list-item>
      </text:list>
      <text:p text:style-name="P17"/>
      <text:p text:style-name="P20">font-size</text:p>
      <text:list xml:id="list1208382453" text:style-name="L20">
        <text:list-item>
          <text:p text:style-name="P96">Determina el tamaño del texto.</text:p>
          <text:list>
            <text:list-item>
              <text:p text:style-name="P98">Medium, small, largue</text:p>
            </text:list-item>
            <text:list-item>
              <text:p text:style-name="P98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1375497585" text:style-name="L21">
        <text:list-item>
          <text:p text:style-name="P99">La tipografía se ha de llamar exactamente como en la biblioteca del ordenador_cliente.</text:p>
        </text:list-item>
        <text:list-item>
          <text:p text:style-name="P99">Las tipografías han de estar separadas por “,” con o sin espacio.</text:p>
        </text:list-item>
        <text:list-item>
          <text:p text:style-name="P99">Las tipografías que contengan más de una palabra han de ir entre “ ‘ ”</text:p>
        </text:list-item>
        <text:list-item>
          <text:p text:style-name="P94">Hay que ordenar las tipologías por orden ascendente de disponibilidad.</text:p>
        </text:list-item>
      </text:list>
      <text:p text:style-name="P18"/>
      <text:p text:style-name="P59">Alineación y justificación</text:p>
      <text:p text:style-name="P22"/>
      <text:p text:style-name="P22">text-align</text:p>
      <text:list xml:id="list3363789765" text:style-name="L22">
        <text:list-item>
          <text:p text:style-name="P100">Acepta 4 valores: left, right, center y justify.</text:p>
        </text:list-item>
      </text:list>
      <text:p text:style-name="P22"/>
      <text:p text:style-name="P22">Direction</text:p>
      <text:list xml:id="list3049464038" text:style-name="L23">
        <text:list-item>
          <text:p text:style-name="P101">acepta dos valores: rtl y ltr</text:p>
        </text:list-item>
      </text:list>
      <text:p text:style-name="P22"/>
      <text:p text:style-name="P22"/>
      <text:p text:style-name="P60">Espaciado, interlineado y sangrado</text:p>
      <text:p text:style-name="P22"/>
      <text:p text:style-name="P23">letter-spacing</text:p>
      <text:list xml:id="list3153443872" text:style-name="L24">
        <text:list-item>
          <text:p text:style-name="P102">modifica el espacio en blanco entre letras</text:p>
        </text:list-item>
      </text:list>
      <text:p text:style-name="P23"/>
      <text:p text:style-name="P23">word-spacing</text:p>
      <text:list xml:id="list314763911" text:style-name="L25">
        <text:list-item>
          <text:p text:style-name="P103">Modifica el espacio entre palabras</text:p>
        </text:list-item>
      </text:list>
      <text:p text:style-name="P23"/>
      <text:p text:style-name="P23">text-indent</text:p>
      <text:list xml:id="list1755979300" text:style-name="L26">
        <text:list-item>
          <text:p text:style-name="P104">Controla el sangrado de los párrafos</text:p>
        </text:list-item>
      </text:list>
      <text:p text:style-name="P23"/>
      <text:p text:style-name="P23">line-height</text:p>
      <text:list xml:id="list2984984493" text:style-name="L27">
        <text:list-item>
          <text:p text:style-name="P105">Controla el espaciado entre lineas</text:p>
        </text:list-item>
      </text:list>
      <text:p text:style-name="P11"/>
      <text:p text:style-name="P11"/>
      <text:p text:style-name="P49">Mayúsculas, minúsculas, capital</text:p>
      <text:p text:style-name="P24"/>
      <text:p text:style-name="P24">text-transform</text:p>
      <text:list xml:id="list1214315312" text:style-name="L28">
        <text:list-item>
          <text:p text:style-name="P106">Se ocupa de los distintos tipos de letras</text:p>
          <text:list>
            <text:list-item>
              <text:p text:style-name="P106">uppercase: mayúsculas</text:p>
            </text:list-item>
            <text:list-item>
              <text:p text:style-name="P106">lowercase: minúsculas</text:p>
            </text:list-item>
            <text:list-item>
              <text:p text:style-name="P106">capitalice: letra capital</text:p>
            </text:list-item>
          </text:list>
        </text:list-item>
      </text:list>
      <text:p text:style-name="P13"/>
      <text:p text:style-name="P13"/>
      <text:p text:style-name="P53">Decoración de texto</text:p>
      <text:p text:style-name="P25"/>
      <text:p text:style-name="P25">text-decoration</text:p>
      <text:list xml:id="list3008857885" text:style-name="L29">
        <text:list-item>
          <text:p text:style-name="P107">permite poner lineas en el texto:</text:p>
          <text:list>
            <text:list-item>
              <text:p text:style-name="P107">line-through: tachar texto</text:p>
            </text:list-item>
            <text:list-item>
              <text:p text:style-name="P107">underline: subrayado</text:p>
            </text:list-item>
            <text:list-item>
              <text:p text:style-name="P107">overline: linea sobre el texto</text:p>
            </text:list-item>
            <text:list-item>
              <text:p text:style-name="P107">none</text:p>
            </text:list-item>
          </text:list>
        </text:list-item>
      </text:list>
      <text:p text:style-name="P25"/>
      <text:p text:style-name="P26">text-shadow</text:p>
      <text:list xml:id="list3197371482" text:style-name="L30">
        <text:list-item>
          <text:p text:style-name="P108">Añade una sombra al texto</text:p>
          <text:list>
            <text:list-item>
              <text:p text:style-name="P108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50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31707706" text:style-name="L31">
        <text:list-item>
          <text:p text:style-name="P109">Establece un color de fondo</text:p>
        </text:list-item>
      </text:list>
      <text:p text:style-name="P26"/>
      <text:p text:style-name="P26">background-image</text:p>
      <text:list xml:id="list1906985702" text:style-name="L32">
        <text:list-item>
          <text:p text:style-name="P110">indica una ruta o URL de una imagen de fondo.</text:p>
          <text:list>
            <text:list-item>
              <text:p text:style-name="P111">border: aplica un marco a la imagen.</text:p>
            </text:list-item>
            <text:list-item>
              <text:p text:style-name="P111">padding: aplica un margen dentro del elemento</text:p>
            </text:list-item>
            <text:list-item>
              <text:p text:style-name="P111">float: para ubicar la imagen</text:p>
            </text:list-item>
            <text:list-item>
              <text:p text:style-name="P111">margin: aplica un margen fuera del elemento</text:p>
            </text:list-item>
          </text:list>
        </text:list-item>
      </text:list>
      <text:p text:style-name="P26"/>
      <text:p text:style-name="P26"><text:span text:style-name="T16">b</text:span>ac<text:span text:style-name="T16">k</text:span>ground-repeat</text:p>
      <text:list xml:id="list631429370" text:style-name="L33">
        <text:list-item>
          <text:p text:style-name="P113">Indica en que dirección se ha de repetir la imagen de fondo</text:p>
          <text:list>
            <text:list-item>
              <text:p text:style-name="P156">repeat-x ó y</text:p>
            </text:list-item>
            <text:list-item>
              <text:p text:style-name="P156">no-repeat</text:p>
            </text:list-item>
          </text:list>
        </text:list-item>
      </text:list>
      <text:p text:style-name="P27"/>
      <text:p text:style-name="P27">background-attachment</text:p>
      <text:list xml:id="list4254715725" text:style-name="L34">
        <text:list-item>
          <text:p text:style-name="P114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2055083301" text:style-name="L35">
        <text:list-item>
          <text:p text:style-name="P115">Indica al navegador donde poner la imagen de fondo. Se parte del extremo superior izquierdo.</text:p>
          <text:list>
            <text:list-item>
              <text:p text:style-name="P115">top, right, bottom, left y center</text:p>
            </text:list-item>
            <text:list-item>
              <text:p text:style-name="P115">En pixeles o porcentaje</text:p>
            </text:list-item>
          </text:list>
        </text:list-item>
      </text:list>
      <text:p text:style-name="P27"/>
      <text:p text:style-name="P28">background</text:p>
      <text:list xml:id="list3516991238" text:style-name="L36">
        <text:list-item>
          <text:p text:style-name="P112">Con este comando se pueden poner el resto de propiedades en una sola linea</text:p>
        </text:list-item>
      </text:list>
      <text:p text:style-name="P28"/>
      <text:p text:style-name="P28"/>
      <text:p text:style-name="P51">Estilos de lista</text:p>
      <text:p text:style-name="P28"/>
      <text:p text:style-name="P29">list-style-type</text:p>
      <text:list xml:id="list3517710523" text:style-name="L37">
        <text:list-item>
          <text:p text:style-name="P116">Permite definir la apariencia de la viñeta de la lista de cada elemento.</text:p>
          <text:list>
            <text:list-item>
              <text:p text:style-name="P116">disc, circle, decimal, lower-roman…</text:p>
            </text:list-item>
          </text:list>
        </text:list-item>
      </text:list>
      <text:p text:style-name="P29"/>
      <text:p text:style-name="P29">list-style-position</text:p>
      <text:list xml:id="list2176822381" text:style-name="L38">
        <text:list-item>
          <text:p text:style-name="P117">Determina donde se colocaran las viñetas respecto a la posición de la lista</text:p>
          <text:list>
            <text:list-item>
              <text:p text:style-name="P117">inside, outside</text:p>
            </text:list-item>
          </text:list>
        </text:list-item>
      </text:list>
      <text:p text:style-name="P29"/>
      <text:p text:style-name="P29">list-style-image</text:p>
      <text:list xml:id="list2184682125" text:style-name="L39">
        <text:list-item>
          <text:p text:style-name="P118">Asigna una imagen almacenada como URL a la viñeta</text:p>
          <text:list>
            <text:list-item>
              <text:p text:style-name="P118">url (url de la imagen)</text:p>
            </text:list-item>
          </text:list>
        </text:list-item>
      </text:list>
      <text:p text:style-name="P29"/>
      <text:p text:style-name="P29"/>
      <text:p text:style-name="P52">Estilos de enlace</text:p>
      <text:p text:style-name="P30"/>
      <text:p text:style-name="P31">Los enlaces pueden tener cuatro estados representados con una regla CSS. Esa regla esta compuesta por <text:span text:style-name="T17">los estilos que el programador desee.</text:span></text:p>
      <text:p text:style-name="P31"/>
      <text:p text:style-name="P66">etiqueta<text:span text:style-name="T6">:link{ };</text:span></text:p>
      <text:list xml:id="list1372019200" text:style-name="L40">
        <text:list-item>
          <text:p text:style-name="P119">Estado por defecto del enlace</text:p>
        </text:list-item>
      </text:list>
      <text:p text:style-name="P25"/>
      <text:p text:style-name="P67">etiqueta<text:span text:style-name="T6">:</text:span><text:span text:style-name="T8">visited</text:span><text:span text:style-name="T6">{ };</text:span></text:p>
      <text:list xml:id="list3324349633" text:style-name="L41">
        <text:list-item>
          <text:p text:style-name="P120">El enlace ya ha sido visitado</text:p>
        </text:list-item>
      </text:list>
      <text:p text:style-name="P32"/>
      <text:p text:style-name="P67">etiqueta<text:span text:style-name="T6">:</text:span><text:span text:style-name="T8">hover</text:span><text:span text:style-name="T6">{ };</text:span></text:p>
      <text:list xml:id="list782835487" text:style-name="L42">
        <text:list-item>
          <text:p text:style-name="P121">Cuando el puntero está encima del enlace</text:p>
        </text:list-item>
      </text:list>
      <text:p text:style-name="P32"/>
      <text:p text:style-name="P67">etiqueta<text:span text:style-name="T6">:</text:span><text:span text:style-name="T8">focus</text:span><text:span text:style-name="T6">{ };</text:span></text:p>
      <text:list xml:id="list2916269389" text:style-name="L43">
        <text:list-item>
          <text:p text:style-name="P122">Cuando el enlace está seleccionado</text:p>
        </text:list-item>
      </text:list>
      <text:p text:style-name="P32"/>
      <text:p text:style-name="P67">etiqueta<text:span text:style-name="T6">:</text:span><text:span text:style-name="T8">active</text:span><text:span text:style-name="T6">{ };</text:span></text:p>
      <text:list xml:id="list325414902" text:style-name="L44">
        <text:list-item>
          <text:p text:style-name="P123">El enlace es activado</text:p>
        </text:list-item>
      </text:list>
      <text:p text:style-name="P25"/>
      <text:p text:style-name="P25"/>
      <text:p text:style-name="P54">Estilos de tabla</text:p>
      <text:p text:style-name="P32"/>
      <text:p text:style-name="P36">border</text:p>
      <text:list xml:id="list2774244139" text:style-name="L45">
        <text:list-item>
          <text:p text:style-name="P124">Permite definir el ancho, estilo y color del mismo en una sola linea</text:p>
        </text:list-item>
      </text:list>
      <text:p text:style-name="P32"/>
      <text:p text:style-name="P33">border-collapse</text:p>
      <text:list xml:id="list2819781908" text:style-name="L46">
        <text:list-item>
          <text:p text:style-name="P126">Indica si los bordes de la celda están fusionados o no</text:p>
          <text:list>
            <text:list-item>
              <text:p text:style-name="P126">collapse y separated</text:p>
            </text:list-item>
          </text:list>
        </text:list-item>
      </text:list>
      <text:p text:style-name="P33"/>
      <text:p text:style-name="P33">border-sparcing</text:p>
      <text:list xml:id="list3519623874" text:style-name="L47">
        <text:list-item>
          <text:p text:style-name="P127">Determina la distancia entre bordes adyacentes empleando unidades CSS</text:p>
        </text:list-item>
      </text:list>
      <text:p text:style-name="P33"/>
      <text:p text:style-name="P33">caption-side</text:p>
      <text:list xml:id="list1470954021" text:style-name="L48">
        <text:list-item>
          <text:p text:style-name="P128">Determina donde aparecerá el texto del caption</text:p>
          <text:list>
            <text:list-item>
              <text:p text:style-name="P128">top y bottom</text:p>
            </text:list-item>
          </text:list>
        </text:list-item>
      </text:list>
      <text:p text:style-name="P33"/>
      <text:p text:style-name="P33">empty-cells</text:p>
      <text:list xml:id="list3311695090" text:style-name="L49">
        <text:list-item>
          <text:p text:style-name="P129">Indica si las celdas estarán vacías o no</text:p>
          <text:list>
            <text:list-item>
              <text:p text:style-name="P125">show u hide</text:p>
            </text:list-item>
          </text:list>
        </text:list-item>
      </text:list>
      <text:p text:style-name="P33"/>
      <text:p text:style-name="P33">table-layout</text:p>
      <text:list xml:id="list4073904109" text:style-name="L50">
        <text:list-item>
          <text:p text:style-name="P130">tipo de diseño para celdas, filas y columnas</text:p>
          <text:list>
            <text:list-item>
              <text:p text:style-name="P130">auto o fixed</text:p>
            </text:list-item>
          </text:list>
        </text:list-item>
      </text:list>
      <text:p text:style-name="P33"/>
      <text:p text:style-name="P35">vertical-align</text:p>
      <text:list xml:id="list4016955577" text:style-name="L51">
        <text:list-item>
          <text:p text:style-name="P131">Determina la alineación vertical de las celdas de la tabla</text:p>
          <text:list>
            <text:list-item>
              <text:p text:style-name="P131">middle, top y bottom</text:p>
            </text:list-item>
          </text:list>
        </text:list-item>
      </text:list>
      <text:p text:style-name="P33"/>
      <text:p text:style-name="P13"/>
      <text:p text:style-name="P61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19">m</text:span>ar<text:span text:style-name="T19">gin</text:span></text:p>
      <text:list xml:id="list608123491" text:style-name="L52">
        <text:list-item>
          <text:p text:style-name="P132">Se pueden expresar de manera individual o agrupados en una r<text:span text:style-name="T20">e</text:span>gla.</text:p>
        </text:list-item>
        <text:list-item>
          <text:p text:style-name="P132">Se expresan en px o em</text:p>
        </text:list-item>
        <text:list-item>
          <text:p text:style-name="P132">Los elementos en linea no admiten margenes</text:p>
        </text:list-item>
        <text:list-item>
          <text:p text:style-name="P132">Existen margenes automáticos se usa <text:span text:style-name="T3">auto</text:span></text:p>
        </text:list-item>
        <text:list-item>
          <text:p text:style-name="P132">Existen margenes negativos, por lo cual pueden colapsar</text:p>
        </text:list-item>
      </text:list>
      <text:p text:style-name="P38"/>
      <text:p text:style-name="P40">border</text:p>
      <text:list xml:id="list69237751" text:style-name="L53">
        <text:list-item>
          <text:p text:style-name="P134">Proporciona un borde completo, se puede poner solo el borde deseado con:</text:p>
          <text:list>
            <text:list-item>
              <text:p text:style-name="P134">border-top, border-rigth, border-bottom, border-left</text:p>
            </text:list-item>
          </text:list>
        </text:list-item>
        <text:list-item>
          <text:p text:style-name="P134">border-width: Anchura del borde</text:p>
        </text:list-item>
        <text:list-item>
          <text:p text:style-name="P134">border-style: Tipo de borde, valores</text:p>
          <text:list>
            <text:list-item>
              <text:p text:style-name="P134">dashed, dotted, double, inset, groove, outset, ridge, solid</text:p>
            </text:list-item>
          </text:list>
        </text:list-item>
        <text:list-item>
          <text:p text:style-name="P134">border-color: Indica el color del borde</text:p>
        </text:list-item>
      </text:list>
      <text:p text:style-name="P38"/>
      <text:p text:style-name="P38">padding</text:p>
      <text:list xml:id="list1324418797" text:style-name="L54">
        <text:list-item>
          <text:p text:style-name="P133">Crea espacio entre los margenes y el contenido</text:p>
          <text:list>
            <text:list-item>
              <text:p text:style-name="P133">pading-top, pading-rigth, pading-bottom, pading-left</text:p>
            </text:list-item>
          </text:list>
        </text:list-item>
        <text:list-item>
          <text:p text:style-name="P133">Se comporta como los margenes excepto…</text:p>
          <text:list>
            <text:list-item>
              <text:p text:style-name="P133">No hay valor auto, ni valores negativos, no colapsa</text:p>
            </text:list-item>
            <text:list-item>
              <text:p text:style-name="P133">Los elementos en linea <text:span text:style-name="T18">a</text:span>dmiten padding</text:p>
            </text:list-item>
          </text:list>
        </text:list-item>
      </text:list>
      <text:p text:style-name="P38"/>
      <text:p text:style-name="P41">width y height</text:p>
      <text:list xml:id="list3215568118" text:style-name="L55">
        <text:list-item>
          <text:p text:style-name="P135">Comprenden altura y anchura (respectivamente)</text:p>
        </text:list-item>
        <text:list-item>
          <text:p text:style-name="P135">No se pueden aplicar a elementos inline</text:p>
        </text:list-item>
        <text:list-item>
          <text:p text:style-name="P135">Las imágenes pueden usarlos aunque sean inline</text:p>
          <text:list>
            <text:list-item>
              <text:p text:style-name="P135">propiedades min y max</text:p>
            </text:list-item>
          </text:list>
        </text:list-item>
      </text:list>
      <text:p text:style-name="P41"/>
      <text:p text:style-name="P39"/>
      <text:p text:style-name="P62">Modelo de cajas</text:p>
      <text:p text:style-name="P42"/>
      <text:p text:style-name="P43">display</text:p>
      <text:list xml:id="list3270965422" text:style-name="L56">
        <text:list-item>
          <text:p text:style-name="P136">Sirve para cambiar la disposición de los elementos</text:p>
          <text:list>
            <text:list-item>
              <text:p text:style-name="P136">block:Los coloca formando un bloque</text:p>
            </text:list-item>
            <text:list-item>
              <text:p text:style-name="P136">inline: Los pone en linea</text:p>
            </text:list-item>
            <text:list-item>
              <text:p text:style-name="P136">none</text:p>
            </text:list-item>
          </text:list>
        </text:list-item>
      </text:list>
      <text:p text:style-name="P43"/>
      <text:p text:style-name="P43">float</text:p>
      <text:list xml:id="list3255541268" text:style-name="L57">
        <text:list-item>
          <text:p text:style-name="P137">Un elemento no ocupa su total de anchura y el resto de elementos se sitúan alrededor de este.</text:p>
        </text:list-item>
      </text:list>
      <text:p text:style-name="P43"/>
      <text:p text:style-name="P43">clear</text:p>
      <text:list xml:id="list843988319" text:style-name="L58">
        <text:list-item>
          <text:p text:style-name="P138">Ignora el funcionamiento de float</text:p>
          <text:list>
            <text:list-item>
              <text:p text:style-name="P138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1">y overflow</text:span></text:p>
      <text:p text:style-name="P63">Pseudoclases</text:p>
      <text:p text:style-name="P36"/>
      <text:p text:style-name="P45">Palabras clave añadida a los selectores, indican el estado de los elementos seleccionados</text:p>
      <text:p text:style-name="P45"/>
      <text:p text:style-name="P45">De estado</text:p>
      <text:list xml:id="list2603311725" text:style-name="L59">
        <text:list-item>
          <text:p text:style-name="P139">:link → Da formato a un enlace que no ha sido activado</text:p>
        </text:list-item>
        <text:list-item>
          <text:p text:style-name="P139">:hover → Da formato cuando el puntero está encima del enlace</text:p>
        </text:list-item>
        <text:list-item>
          <text:p text:style-name="P139">:active → Da formato cuando se está activando el enlace</text:p>
        </text:list-item>
        <text:list-item>
          <text:p text:style-name="P139">:visited → Da formato cuando el enlace ya ha sido activado</text:p>
        </text:list-item>
      </text:list>
      <text:p text:style-name="P36"/>
      <text:p text:style-name="P46">De posicion</text:p>
      <text:list xml:id="list1845910373" text:style-name="L60">
        <text:list-item>
          <text:p text:style-name="P140">:first-child → <text:span text:style-name="T22">P</text:span>rimer elemento de un grupo de elementos hermanos</text:p>
        </text:list-item>
        <text:list-item>
          <text:p text:style-name="P140">:last-child → Último elemento de un grupo de elementos hemanos</text:p>
        </text:list-item>
        <text:list-item>
          <text:p text:style-name="P140">:<text:span text:style-name="T22">nth-child(n) → (n) elemento de un grupo de elementos hermanos</text:span></text:p>
        </text:list-item>
        <text:list-item>
          <text:p text:style-name="P140">:first-of-type → <text:span text:style-name="T22">Primer elemento de un tipo, de un grupo de elementos hermanos</text:span></text:p>
        </text:list-item>
        <text:list-item>
          <text:p text:style-name="P140">:last-of-type → Ú<text:span text:style-name="T22">ltimo elemento de un tipo, de un grupo de elementos hermanos</text:span></text:p>
        </text:list-item>
      </text:list>
      <text:p text:style-name="P46"/>
      <text:p text:style-name="P46"/>
      <text:p text:style-name="P64">Pseudo elementos</text:p>
      <text:p text:style-name="P47"/>
      <text:p text:style-name="P47">Palabras clave añadidas a los selectores, añaden contenido a un elemento</text:p>
      <text:p text:style-name="P47"/>
      <text:list xml:id="list80554617" text:style-name="L61">
        <text:list-item>
          <text:p text:style-name="P141">::first-line → <text:span text:style-name="T23">Da formato a la primera linea de texto.</text:span></text:p>
        </text:list-item>
        <text:list-item>
          <text:p text:style-name="P143">::first-letter → Da formato a la primera letra del texto</text:p>
        </text:list-item>
        <text:list-item>
          <text:p text:style-name="P143">::after → Coloca contenido después del elemento</text:p>
        </text:list-item>
        <text:list-item>
          <text:p text:style-name="P143">::before → Coloca contenido antes del elemento</text:p>
        </text:list-item>
        <text:list-item>
          <text:p text:style-name="P143">:: marker → Da formato a los marcadores de una lista</text:p>
        </text:list-item>
        <text:list-item>
          <text:p text:style-name="P143">::selection → Da formato cuando se seleciona un elemento</text:p>
        </text:list-item>
      </text:list>
      <text:p text:style-name="P48"/>
      <text:p text:style-name="P48"/>
      <text:p text:style-name="P65">Herencia de estilos</text:p>
      <text:p text:style-name="P48"/>
      <text:p text:style-name="P144">La herncia es un mecanismo por el cual determinadas propiedades de un el emento padre se tansmiten a sus hijos. </text:p>
      <text:p text:style-name="P144">Todos los elementos de <text:span text:style-name="T24">un documento HTML heredan todas las propiedades heredables de su padre (excepto de html que no tiene padre)</text:span></text:p>
      <text:p text:style-name="P47"/>
      <text:list xml:id="list2967719229" text:style-name="L62">
        <text:list-item>
          <text:p text:style-name="P145">El “ * “ es el selector universal, sus reglas se aplican a todos los elementos</text:p>
        </text:list-item>
        <text:list-item>
          <text:p text:style-name="P145">Existe una prioriadad a la hora de modificar propiedades</text:p>
          <text:list>
            <text:list-item>
              <text:p text:style-name="P145">Una modificación del atributo style tienen prioridad sobre el elemento &lt;style&gt;</text:p>
            </text:list-item>
            <text:list-item>
              <text:p text:style-name="P145">Una modificacion del elemento &lt;style&gt; tiene prioridad sobre una hoja CSS</text:p>
            </text:list-item>
            <text:list-item>
              <text:p text:style-name="P146">La ultima hoja CSS tiene prioridad al modificar un mismo elemento CSS</text:p>
            </text:list-item>
            <text:list-item>
              <text:p text:style-name="P146">La regla más especifica tiene prioridad al modificar un mis mo elemento CSS</text:p>
            </text:list-item>
            <text:list-item>
              <text:p text:style-name="P146">En igualdad de prioridades el último estilo tiene la prioridad.</text:p>
            </text:list-item>
          </text:list>
        </text:list-item>
      </text:list>
      <text:p text:style-name="P147"/>
      <text:p text:style-name="P147"/>
      <text:p text:style-name="P155">Cascada de estilos</text:p>
      <text:p text:style-name="P147"/>
      <text:p text:style-name="P147">Mecanismo que controla el resultado final de la aplicación de diversas declaraciones CSS</text:p>
      <text:p text:style-name="P147"/>
      <text:p text:style-name="P148">Importancia</text:p>
      <text:list xml:id="list768223916" text:style-name="L63">
        <text:list-item>
          <text:p text:style-name="P149">Las declaraciones maś nuevas tienen prioridad sobre las antiguas</text:p>
        </text:list-item>
        <text:list-item>
          <text:p text:style-name="P149">Las declaraciones más importantes llevan la palabra clave <text:span text:style-name="T3">!important</text:span></text:p>
        </text:list-item>
        <text:list-item>
          <text:p text:style-name="P149">La directiva <text:span text:style-name="T3">!important</text:span> debe usarse en ocasiones especiales</text:p>
        </text:list-item>
      </text:list>
      <text:p text:style-name="P148"/>
      <text:p text:style-name="P148">Especificidad</text:p>
      <text:list xml:id="list1884672681" text:style-name="L64">
        <text:list-item>
          <text:p text:style-name="P150">Determina en caso de conflicto, que regla se ha de usar, <text:span text:style-name="T25">prioridades:</text:span></text:p>
          <text:list>
            <text:list-item>
              <text:p text:style-name="P150">!<text:span text:style-name="T25">important</text:span></text:p>
            </text:list-item>
            <text:list-item>
              <text:p text:style-name="P151">Estilos de línea</text:p>
            </text:list-item>
            <text:list-item>
              <text:p text:style-name="P151">#id</text:p>
            </text:list-item>
            <text:list-item>
              <text:p text:style-name="P151">Clases, atributos, pseudoclases</text:p>
            </text:list-item>
            <text:list-item>
              <text:p text:style-name="P151">Elementos y pseudo elementos</text:p>
            </text:list-item>
            <text:list-item>
              <text:p text:style-name="P151">Selector universal</text:p>
            </text:list-item>
          </text:list>
        </text:list-item>
      </text:list>
      <text:p text:style-name="P148"/>
      <text:p text:style-name="P152">Orden de las fuentes</text:p>
      <text:list xml:id="list2855474590" text:style-name="L65">
        <text:list-item>
          <text:p text:style-name="P153">Las ultimas declaraciones anulan a las primeras</text:p>
        </text:list-item>
      </text:list>
      <text:p text:style-name="P154"/>
      <text:p text:style-name="P154"/>
      <text:p text:style-name="P148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2T12:13:43.977214639</dc:date>
    <meta:editing-duration>PT2H2M50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9" meta:paragraph-count="278" meta:word-count="1978" meta:character-count="11077" meta:non-whitespace-character-count="9557"/>
  </office:meta>
</office:document-meta>
</file>